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339d" officeooo:paragraph-rsid="0012339d"/>
    </style:style>
    <style:style style:name="P2" style:family="paragraph" style:parent-style-name="Standard">
      <style:text-properties fo:font-weight="bold" officeooo:rsid="0012339d" officeooo:paragraph-rsid="0012339d" style:font-weight-asian="bold" style:font-weight-complex="bold"/>
    </style:style>
    <style:style style:name="P3" style:family="paragraph" style:parent-style-name="Standard">
      <style:text-properties fo:font-weight="bold" officeooo:rsid="001508c6" officeooo:paragraph-rsid="001508c6" style:font-weight-asian="bold" style:font-weight-complex="bold"/>
    </style:style>
    <style:style style:name="P4" style:family="paragraph" style:parent-style-name="Standard">
      <style:text-properties fo:font-weight="bold" officeooo:rsid="001799b2" officeooo:paragraph-rsid="001799b2" style:font-weight-asian="bold" style:font-weight-complex="bold"/>
    </style:style>
    <style:style style:name="P5" style:family="paragraph" style:parent-style-name="Standard">
      <style:text-properties fo:font-weight="bold" officeooo:rsid="0018e60e" officeooo:paragraph-rsid="0018e60e" style:font-weight-asian="bold" style:font-weight-complex="bold"/>
    </style:style>
    <style:style style:name="P6" style:family="paragraph" style:parent-style-name="Standard">
      <style:text-properties officeooo:rsid="0016e8e9" officeooo:paragraph-rsid="0016e8e9"/>
    </style:style>
    <style:style style:name="P7" style:family="paragraph" style:parent-style-name="Standard">
      <style:text-properties officeooo:rsid="001799b2" officeooo:paragraph-rsid="001799b2"/>
    </style:style>
    <style:style style:name="P8" style:family="paragraph" style:parent-style-name="Standard">
      <style:text-properties fo:font-weight="normal" officeooo:rsid="001799b2" officeooo:paragraph-rsid="001799b2" style:font-weight-asian="normal" style:font-weight-complex="normal"/>
    </style:style>
    <style:style style:name="P9" style:family="paragraph" style:parent-style-name="Standard">
      <style:text-properties fo:font-weight="normal" officeooo:rsid="0018e60e" officeooo:paragraph-rsid="0018e60e" style:font-weight-asian="normal" style:font-weight-complex="normal"/>
    </style:style>
    <style:style style:name="T1" style:family="text">
      <style:text-properties officeooo:rsid="0013308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7b20b"/>
    </style:style>
    <style:style style:name="T4" style:family="text">
      <style:text-properties officeooo:rsid="00180853"/>
    </style:style>
    <style:style style:name="T5" style:family="text">
      <style:text-properties officeooo:rsid="0019fd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st Question : </text:p>
      <text:p text:style-name="P9">Try it after the lecture. <text:span text:style-name="T2">(Good Luck ) :) ^_^ </text:span></text:p>
      <text:p text:style-name="P4"><text:span text:style-name="T3">Second</text:span> Question : </text:p>
      <text:p text:style-name="P8">Confusion Matrix <text:span text:style-name="T4">should be built with random values.</text:span></text:p>
      <text:p text:style-name="P1">Pick 10,000 for each vector </text:p>
      <text:p text:style-name="P1">calculate confidence , support for each vector.</text:p>
      <text:p text:style-name="P1">Output the top 10 values for each 5 measure ( 5 measurements ).</text:p>
      <text:p text:style-name="P2">Third Question :</text:p>
      <text:p text:style-name="P1">5 plots (1 plot for each function <text:s/>with all values).</text:p>
      <text:p text:style-name="P2">Fourth Question : </text:p>
      <text:p text:style-name="P1">as the code goes go with it <text:span text:style-name="T1">and explain it.</text:span></text:p>
      <text:p text:style-name="P3">Fifth Question :</text:p>
      <text:p text:style-name="P6">Just report the most interesting rules discovered in fourth question as easy as this.</text:p>
      <text:p text:style-name="P4">Sixth Question :</text:p>
      <text:p text:style-name="P7">do more plots about the dat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22:26.427883028</meta:creation-date>
    <dc:date>2016-03-18T09:48:40.002492626</dc:date>
    <meta:editing-duration>PT10H17M18S</meta:editing-duration>
    <meta:editing-cycles>9</meta:editing-cycles>
    <meta:generator>LibreOffice/5.0.5.2$Linux_X86_64 LibreOffice_project/00m0$Build-2</meta:generator>
    <meta:document-statistic meta:table-count="0" meta:image-count="0" meta:object-count="0" meta:page-count="1" meta:paragraph-count="15" meta:word-count="101" meta:character-count="547" meta:non-whitespace-character-count="454"/>
  </office:meta>
</office:document-meta>
</file>